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master-page-name="Standard">
      <style:paragraph-properties style:page-number="auto"/>
    </style:style>
    <style:style style:name="P3" style:family="paragraph" style:parent-style-name="List_20_Paragraph" style:list-style-name="WWNum1"/>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skrivelse af mit spil om jordens magnetfelt, som beskytter os mod solens stråler</text:p>
      <text:p text:style-name="Standard"/>
      <text:p text:style-name="Standard">Formål: At lave en slags visualisering/simulering, hvor man spinner jorden rundt, og så kan man skabe nordlys, når solens stråler rammer jorden. Hvis man ikke får drejet jorden nok rundt, så magnetfelt dannes, så taber man et liv… eller noget i den stil. </text:p>
      <text:p text:style-name="Standard">Formålet er at give en fornemmelse af, hvor sejt det er, at jordens kerne er flydende og roterer, og derfor giver os magnetfeltet, som beskytter os mod den vildt seje sol, som ellers også giver os liv. </text:p>
      <text:p text:style-name="Standard"/>
      <text:list xml:id="list5562486946981098722" text:style-name="WWNum1">
        <text:list-item>
          <text:p text:style-name="P3">Installér pygame, brug VS Code. </text:p>
        </text:list-item>
        <text:list-item>
          <text:p text:style-name="P3">Få åbnet et nyt vindue</text:p>
        </text:list-item>
        <text:list-item>
          <text:p text:style-name="P3">Få indsat en jord, hvor der er tre lag. Core, mantal, crust. Som en peanut m&amp;m. </text:p>
        </text:list-item>
        <text:list-item>
          <text:p text:style-name="P3">Få gjort sådan, så man kan dreje kernen rundt. Som om den spinner rundt. Når man trykker på den med musen, fx </text:p>
        </text:list-item>
        <text:list-item>
          <text:p text:style-name="P3">Få lavet et magnetfelt rundt om jorden. Noget som lyser op, fx blåt lys. Det lyder krafitgere/svagere alt efter, hvor mange gange, man trykker på musen. </text:p>
        </text:list-item>
        <text:list-item>
          <text:p text:style-name="P3">Få lavet en sol. Solen har udbrud ind i mellem. Sådan nogle seje eksplosioner/flares, som splatter materie ud i rummet. </text:p>
        </text:list-item>
        <text:list-item>
          <text:p text:style-name="P3">Når solens ’vulkanudbrud’ rammer jorden, så skal spilleren trykke på musen/jorden i tide. Så der bliver dannet et magnetfelt. Ellers så ’dør’ man/mister man point. </text:p>
        </text:list-item>
        <text:list-item>
          <text:p text:style-name="P3">Når solens udbrud af partikler så rammer jordens magnetfelt, bliver man belønnet med nordlys. Det blå magnetfelt lyser op i grøn-blåt lys. (hvordan laver man det?)</text:p>
        </text:list-item>
        <text:list-item>
          <text:p text:style-name="P3">Mal baggrunden med et billede af stjerner</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a" fo:country="DK"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da" fo:country="DK"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rnille Skærsø</meta:initial-creator>
    <dc:creator>Pernille Skærsø</dc:creator>
    <meta:editing-cycles>1</meta:editing-cycles>
    <meta:creation-date>2024-03-23T16:12:00</meta:creation-date>
    <dc:date>2024-03-26T08:48:05.03</dc:date>
    <meta:editing-duration>PT10S</meta:editing-duration>
    <meta:generator>OpenOffice/4.1.14$Win32 OpenOffice.org_project/4114m1$Build-9811</meta:generator>
    <meta:document-statistic meta:table-count="0" meta:image-count="0" meta:object-count="0" meta:page-count="1" meta:paragraph-count="12" meta:word-count="254" meta:character-count="1442"/>
    <meta:user-defined meta:name="AppVersion">16.0000</meta:user-defined>
    <meta:user-defined meta:name="Company">Aarhus Kommu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